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000000143E86EE7B6AB1D249A.png" manifest:media-type="image/png"/>
  <manifest:file-entry manifest:full-path="Pictures/10000000000001F900000169EA3F30DAD72A2CCB.png" manifest:media-type="image/png"/>
  <manifest:file-entry manifest:full-path="Pictures/10000000000000A1000001A685D3930AE1FBDF16.png" manifest:media-type="image/png"/>
  <manifest:file-entry manifest:full-path="Pictures/1000000000000180000000AD14252729300EFD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6940" officeooo:paragraph-rsid="00153a27"/>
    </style:style>
    <style:style style:name="P2" style:family="paragraph" style:parent-style-name="Standard">
      <style:paragraph-properties fo:text-align="end" style:justify-single-word="false"/>
      <style:text-properties officeooo:rsid="000e6940" officeooo:paragraph-rsid="00153a27"/>
    </style:style>
    <style:style style:name="P3" style:family="paragraph" style:parent-style-name="Standard">
      <style:paragraph-properties fo:text-align="center" style:justify-single-word="false"/>
      <style:text-properties officeooo:paragraph-rsid="00153a27"/>
    </style:style>
    <style:style style:name="P4" style:family="paragraph" style:parent-style-name="Standard">
      <style:paragraph-properties fo:text-align="center" style:justify-single-word="false"/>
      <style:text-properties officeooo:rsid="000b8248" officeooo:paragraph-rsid="00153a2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6940" officeooo:paragraph-rsid="00153a2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53a27" officeooo:paragraph-rsid="00153a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875" style:font-weight-asian="bold" style:font-weight-complex="bold"/>
    </style:style>
    <style:style style:name="T3" style:family="text">
      <style:text-properties fo:font-weight="bold" officeooo:rsid="00153a2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XPERIMENT </text:span><text:span text:style-name="T3">6</text:span></text:p>
      <text:p text:style-name="P4"><text:span text:style-name="T1">HEX TO </text:span><text:span text:style-name="T3">ASCII</text:span></text:p>
      <text:p text:style-name="P5"/>
      <text:p text:style-name="P2">Submitted by,<text:tab/><text:tab/> </text:p>
      <text:p text:style-name="P2">T Raja Aadhithan</text:p>
      <text:p text:style-name="P1"><draw:frame draw:style-name="fr1" draw:name="Image1" text:anchor-type="paragraph" svg:x="1.0201in" svg:y="0.2937in" svg:width="4.8854in" svg:height="3.9063in" draw:z-index="0"><draw:image xlink:href="Pictures/10000000000001F900000169EA3F30DAD72A2CCB.png" xlink:type="simple" xlink:show="embed" xlink:actuate="onLoad" loext:mime-type="image/png"/></draw:frame>Cod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5.7972in" svg:y="0.0165in" svg:width="1.6772in" svg:height="4.3957in" draw:z-index="2"><draw:image xlink:href="Pictures/10000000000000A1000001A685D3930AE1FBDF16.png" xlink:type="simple" xlink:show="embed" xlink:actuate="onLoad" loext:mime-type="image/png"/></draw:frame></text:p>
      <text:p text:style-name="P6"><draw:frame draw:style-name="fr1" draw:name="Image2" text:anchor-type="paragraph" svg:x="3.5992in" svg:y="0.0602in" svg:width="2in" svg:height="3.3646in" draw:z-index="1"><draw:image xlink:href="Pictures/10000000000000C000000143E86EE7B6AB1D249A.png" xlink:type="simple" xlink:show="embed" xlink:actuate="onLoad" loext:mime-type="image/png"/></draw:frame>Output:</text:p>
      <text:p text:style-name="P6"/>
      <text:p text:style-name="P6"><draw:frame draw:style-name="fr1" draw:name="Image4" text:anchor-type="paragraph" svg:x="-0.6272in" svg:y="1.4398in" svg:width="4in" svg:height="1.802in" draw:z-index="3"><draw:image xlink:href="Pictures/1000000000000180000000AD14252729300EFD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9:02:51.989000000</meta:creation-date>
    <dc:date>2020-10-13T09:11:53.394000000</dc:date>
    <meta:editing-duration>PT1M17S</meta:editing-duration>
    <meta:editing-cycles>3</meta:editing-cycles>
    <meta:generator>LibreOffice/6.1.4.2$Windows_X86_64 LibreOffice_project/9d0f32d1f0b509096fd65e0d4bec26ddd1938fd3</meta:generator>
    <meta:document-statistic meta:table-count="0" meta:image-count="4" meta:object-count="0" meta:page-count="1" meta:paragraph-count="6" meta:word-count="12" meta:character-count="68" meta:non-whitespace-character-count="59"/>
  </office:meta>
</office:document-meta>
</file>